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F600000DB45A643420.jpg" manifest:media-type="image/jpeg"/>
  <manifest:file-entry manifest:full-path="Pictures/10000000000009F600000CD01A44941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2.6598in, 9.1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8.9071in" draw:z-index="0"><draw:image xlink:href="Pictures/10000000000009F600000CD01A449416.jpg" xlink:type="simple" xlink:show="embed" xlink:actuate="onLoad"/></draw:frame></text:p>
      <text:p text:style-name="Standard"/>
      <text:p text:style-name="Standard"><draw:frame draw:style-name="fr2" draw:name="Image2" text:anchor-type="paragraph" svg:width="6.2098in" svg:height="7.1201in" draw:z-index="1"><draw:image xlink:href="Pictures/10000000000009F600000DB45A643420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4:02:11.593190920</meta:creation-date>
    <dc:date>2016-02-28T14:03:05.430631460</dc:date>
    <meta:editing-duration>P0D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4.2.8.2$Linux_X86_64 LibreOffice_project/420m0$Build-2</meta:generator>
  </office:meta>
</office:document-meta>
</file>